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1.294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9.239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4.44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12.73cm"/>
    </style:style>
    <style:style style:name="co12" style:family="table-column">
      <style:table-column-properties fo:break-before="auto" style:column-width="4.662cm"/>
    </style:style>
    <style:style style:name="co13" style:family="table-column">
      <style:table-column-properties fo:break-before="auto" style:column-width="4.494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>
            <text:p>The following crops can be grown in central Europe at the dates specified although they are not native there.</text:p>
          </table:table-cell>
          <table:table-cell table:number-columns-repeated="11"/>
        </table:table-row>
        <table:table-row table:style-name="ro1">
          <table:table-cell office:value-type="string">
            <text:p>The origin of the plants is noted down, allowing you to select those crops that are best suited to your climate/soil in central Europe.</text:p>
          </table:table-cell>
          <table:table-cell table:number-columns-repeated="11"/>
        </table:table-row>
        <table:table-row table:style-name="ro1">
          <table:table-cell office:value-type="string">
            <text:p>Crop rotation should be practiced, growing a different plant family on the same piece of land each year.</text:p>
          </table:table-cell>
          <table:table-cell table:number-columns-repeated="11"/>
        </table:table-row>
        <table:table-row table:style-name="ro1">
          <table:table-cell office:value-type="string">
            <text:p>For this reason, the crops have been divided in the table below on plant families.</text:p>
          </table:table-cell>
          <table:table-cell table:number-columns-repeated="11"/>
        </table:table-row>
        <table:table-row table:style-name="ro1">
          <table:table-cell office:value-type="string">
            <text:p>You can add some companion plants in each plot (intented for a particular plant family), in order to reduce pests. Some flowers such as </text:p>
          </table:table-cell>
          <table:table-cell table:number-columns-repeated="11"/>
        </table:table-row>
        <table:table-row table:style-name="ro1">
          <table:table-cell office:value-type="string">
            <text:p>chamomile, marigold, tagetes, comfrey, spurrey, garden nasturtium, tansy, common marigold, garden pansy, bee balm, ... are good for this; see</text:p>
          </table:table-cell>
          <table:table-cell table:number-columns-repeated="11"/>
        </table:table-row>
        <table:table-row table:style-name="ro1">
          <table:table-cell office:value-type="string">
            <text:p>https://en.wikipedia.org/wiki/List_of_companion_plant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he sowing is best done in trays, in a greenhouse. In some cases, you need to pre-treat the seed (ie soaking in water, boiling in water -scarification-, ...)</text:p>
          </table:table-cell>
          <table:table-cell table:number-columns-repeated="11"/>
        </table:table-row>
        <table:table-row table:style-name="ro1">
          <table:table-cell office:value-type="string">
            <text:p>The soil to be used for the sowing is best composed of 33% garden soil, 33% compost, 33% sand.</text:p>
          </table:table-cell>
          <table:table-cell table:number-columns-repeated="11"/>
        </table:table-row>
        <table:table-row table:style-name="ro1">
          <table:table-cell office:value-type="string">
            <text:p>It is best to sow leaf crops between new moon and full moon and root crops between full moon and new moon. </text:p>
          </table:table-cell>
          <table:table-cell table:number-columns-repeated="11"/>
        </table:table-row>
        <table:table-row table:style-name="ro1">
          <table:table-cell office:value-type="string">
            <text:p>After germination of the seeds, the plants can be planted out outside.</text:p>
          </table:table-cell>
          <table:table-cell table:number-columns-repeated="11"/>
        </table:table-row>
        <table:table-row table:style-name="ro1">
          <table:table-cell office:value-type="string">
            <text:p>The young plants are best covered with fleece, mesh or netting to protect them from frost (which can occur untill may), and pests (birds, slugs, flies, ...)</text:p>
          </table:table-cell>
          <table:table-cell table:number-columns-repeated="11"/>
        </table:table-row>
        <table:table-row table:style-name="ro1">
          <table:table-cell office:value-type="string">
            <text:p>You can remove the fleece, mesh or netting once the plants have grown to a decent size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uccession planting is best practiced, to keep most of the soil covered, reducing weed growth. Mulching too should be done for the same reason.</text:p>
          </table:table-cell>
          <table:table-cell table:number-columns-repeated="11"/>
        </table:table-row>
        <table:table-row table:style-name="ro1">
          <table:table-cell office:value-type="string">
            <text:p>Compost can be placed on top of the soil in autumn/winter or at other times of the year when nothing is grown on the patch. This helps to replenish the soil</text:p>
          </table:table-cell>
          <table:table-cell table:number-columns-repeated="11"/>
        </table:table-row>
        <table:table-row table:style-name="ro1">
          <table:table-cell office:value-type="string">
            <text:p>and avoid the need of a three- or four-field crop rotation system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he crops should also be grown without pesticides, chemical fertilisers.</text:p>
          </table:table-cell>
          <table:table-cell table:number-columns-repeated="11"/>
        </table:table-row>
        <table:table-row table:style-name="ro1">
          <table:table-cell office:value-type="string">
            <text:p>Shoveling/plowing of the patches too should be avoided.</text:p>
          </table:table-cell>
          <table:table-cell table:number-columns-repeated="11"/>
        </table:table-row>
        <table:table-row table:style-name="ro1">
          <table:table-cell office:value-type="string">
            <text:p>You also best make a 3-bin compost system from pallets (just 3 pallets next to another). You put new compost on the first pallet, then after a month move half</text:p>
          </table:table-cell>
          <table:table-cell table:number-columns-repeated="11"/>
        </table:table-row>
        <table:table-row table:style-name="ro2">
          <table:table-cell office:value-type="string">
            <text:p>the pile to the second pallet (turned over), and turn over the pile on pallet 1. Finished compost (humus) is put on the 3<text:span text:style-name="T1">rd</text:span> pallet.</text:p>
          </table:table-cell>
          <table:table-cell table:number-columns-repeated="11"/>
        </table:table-row>
        <table:table-row table:style-name="ro1">
          <table:table-cell office:value-type="string">
            <text:p>Also take note, that the ideal carbon:nitrogen (C/N) ratio is 30:1. However, you can use up to a C/N ratio of 1:2. Carbon materials are wood, straw, ... whereas </text:p>
          </table:table-cell>
          <table:table-cell table:number-columns-repeated="11"/>
        </table:table-row>
        <table:table-row table:style-name="ro1">
          <table:table-cell office:value-type="string">
            <text:p>nitrogen materials include leaves, animal/human excrement, ... All eaten vegetables, fruit, ... are best recycled so that you don't need to buy any additional fertilisers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t is also best to save the seed of the crops for next year (or one of the following years). Depending on the crop, this might require keeping some crops apart</text:p>
          </table:table-cell>
          <table:table-cell table:number-columns-repeated="11"/>
        </table:table-row>
        <table:table-row table:style-name="ro1">
          <table:table-cell office:value-type="string">
            <text:p>to use only for collecting seed (if you harvest the leaves, the crop may not have the energy to create seeds; also harvesting the leaves after you harvested </text:p>
          </table:table-cell>
          <table:table-cell table:number-columns-repeated="11"/>
        </table:table-row>
        <table:table-row table:style-name="ro1">
          <table:table-cell office:value-type="string">
            <text:p>the seeds may be useless as the leaves may have become so hard that they are inedible or no longer taste good). Also remember that some crops are </text:p>
          </table:table-cell>
          <table:table-cell table:number-columns-repeated="11"/>
        </table:table-row>
        <table:table-row table:style-name="ro1">
          <table:table-cell office:value-type="string">
            <text:p>biennial, meaning you need to keep them for 2 years if you want them to generate flowers and thus seed. Also keep at least 2 crops for seed-setting, since </text:p>
          </table:table-cell>
          <table:table-cell table:number-columns-repeated="11"/>
        </table:table-row>
        <table:table-row table:style-name="ro1">
          <table:table-cell office:value-type="string">
            <text:p>most crops are self-incompatible, so require at least 2 crops for cross-pollination purposes.</text:p>
          </table:table-cell>
          <table:table-cell table:number-columns-repeated="11"/>
        </table:table-row>
        <table:table-row table:style-name="ro1">
          <table:table-cell office:value-type="string">
            <text:p>For some crops (like potatoes, onions, garlic), you may want to save some tubers/bulbs instead of seed. This, as these will grow faster/more reliably than seed.</text:p>
          </table:table-cell>
          <table:table-cell table:number-columns-repeated="11"/>
        </table:table-row>
        <table:table-row table:style-name="ro1">
          <table:table-cell office:value-type="string">
            <text:p>You can just use the smallest tubers/bulbs of every plant for this (which you wouldn't eat anyway); this way you don't need to set aside plants specifically to</text:p>
          </table:table-cell>
          <table:table-cell table:number-columns-repeated="11"/>
        </table:table-row>
        <table:table-row table:style-name="ro1">
          <table:table-cell office:value-type="string">
            <text:p>grow tubers/bulbs for next year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lant family</text:p>
          </table:table-cell>
          <table:table-cell office:value-type="string">
            <text:p>Crops</text:p>
          </table:table-cell>
          <table:table-cell office:value-type="string">
            <text:p>Latin name</text:p>
          </table:table-cell>
          <table:table-cell office:value-type="string">
            <text:p>A/B/P (*1)</text:p>
          </table:table-cell>
          <table:table-cell office:value-type="string">
            <text:p>M/D (*2)</text:p>
          </table:table-cell>
          <table:table-cell office:value-type="string">
            <text:p>sowing date</text:p>
          </table:table-cell>
          <table:table-cell office:value-type="string">
            <text:p>harvest date</text:p>
          </table:table-cell>
          <table:table-cell office:value-type="string">
            <text:p>plant spacing (*3)</text:p>
          </table:table-cell>
          <table:table-cell office:value-type="string">
            <text:p>cultivar</text:p>
          </table:table-cell>
          <table:table-cell office:value-type="string">
            <text:p>sunshine requirements (*5)</text:p>
          </table:table-cell>
          <table:table-cell office:value-type="string">
            <text:p>soil requirements (*6)</text:p>
          </table:table-cell>
          <table:table-cell office:value-type="string">
            <text:p>origin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maranthaceae</text:p>
          </table:table-cell>
          <table:table-cell office:value-type="string">
            <text:p>table beet (summer)</text:p>
          </table:table-cell>
          <table:table-cell office:value-type="string">
            <text:p>Beta vulgaris subsp. vulgaris (Conditiva Group)</text:p>
          </table:table-cell>
          <table:table-cell office:value-type="string">
            <text:p>B</text:p>
          </table:table-cell>
          <table:table-cell/>
          <table:table-cell office:value-type="string">
            <text:p>february-april</text:p>
          </table:table-cell>
          <table:table-cell office:value-type="string">
            <text:p>may-august</text:p>
          </table:table-cell>
          <table:table-cell office:value-type="string">
            <text:p>30x30</text:p>
          </table:table-cell>
          <table:table-cell office:value-type="string">
            <text:p>Boltardy</text:p>
          </table:table-cell>
          <table:table-cell office:value-type="string">
            <text:p>FSu</text:p>
          </table:table-cell>
          <table:table-cell/>
          <table:table-cell office:value-type="string">
            <text:p>Netherlands (1)</text:p>
          </table:table-cell>
        </table:table-row>
        <table:table-row table:style-name="ro1">
          <table:table-cell/>
          <table:table-cell office:value-type="string">
            <text:p>table beet (winter)</text:p>
          </table:table-cell>
          <table:table-cell office:value-type="string">
            <text:p>Beta vulgaris subsp. vulgaris (Conditiva Group)</text:p>
          </table:table-cell>
          <table:table-cell office:value-type="string">
            <text:p>B</text:p>
          </table:table-cell>
          <table:table-cell/>
          <table:table-cell office:value-type="string">
            <text:p>june-july</text:p>
          </table:table-cell>
          <table:table-cell office:value-type="string">
            <text:p>August-october</text:p>
          </table:table-cell>
          <table:table-cell/>
          <table:table-cell office:value-type="string">
            <text:p>Boltardy, Cheltenham, Golden</text:p>
          </table:table-cell>
          <table:table-cell office:value-type="string">
            <text:p>FSu</text:p>
          </table:table-cell>
          <table:table-cell/>
          <table:table-cell office:value-type="string">
            <text:p>Netherlands (1)</text:p>
          </table:table-cell>
        </table:table-row>
        <table:table-row table:style-name="ro1">
          <table:table-cell/>
          <table:table-cell office:value-type="string">
            <text:p>chard</text:p>
          </table:table-cell>
          <table:table-cell office:value-type="string">
            <text:p>Beta vulgaris subsp. vulgaris (Cicla/Flavescens Group)</text:p>
          </table:table-cell>
          <table:table-cell office:value-type="string">
            <text:p>B</text:p>
          </table:table-cell>
          <table:table-cell/>
          <table:table-cell office:value-type="string">
            <text:p>june-august</text:p>
          </table:table-cell>
          <table:table-cell office:value-type="string">
            <text:p>March-may</text:p>
          </table:table-cell>
          <table:table-cell office:value-type="string">
            <text:p>20x20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Netherlands (2)</text:p>
          </table:table-cell>
        </table:table-row>
        <table:table-row table:style-name="ro1">
          <table:table-cell/>
          <table:table-cell office:value-type="string">
            <text:p>spinach</text:p>
          </table:table-cell>
          <table:table-cell office:value-type="string">
            <text:p>Spinacia oleracea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ebruary-july</text:p>
          </table:table-cell>
          <table:table-cell office:value-type="string">
            <text:p>May</text:p>
          </table:table-cell>
          <table:table-cell office:value-type="string">
            <text:p>5x30</text:p>
          </table:table-cell>
          <table:table-cell office:value-type="string">
            <text:p>Giant Winter, Medania</text:p>
          </table:table-cell>
          <table:table-cell office:value-type="string">
            <text:p>FSu</text:p>
          </table:table-cell>
          <table:table-cell/>
          <table:table-cell office:value-type="string">
            <text:p>Iran (3)</text:p>
          </table:table-cell>
        </table:table-row>
        <table:table-row table:style-name="ro1">
          <table:table-cell/>
          <table:table-cell office:value-type="string">
            <text:p>quinoa</text:p>
          </table:table-cell>
          <table:table-cell office:value-type="string">
            <text:p>Chenopodium quinoa</text:p>
          </table:table-cell>
          <table:table-cell table:number-columns-repeated="8"/>
          <table:table-cell office:value-type="string">
            <text:p>Bolivia</text:p>
          </table:table-cell>
        </table:table-row>
        <table:table-row table:style-name="ro1">
          <table:table-cell/>
          <table:table-cell office:value-type="string">
            <text:p>foxtail amaranth</text:p>
          </table:table-cell>
          <table:table-cell office:value-type="string">
            <text:p>Amaranthus caudatus</text:p>
          </table:table-cell>
          <table:table-cell table:number-columns-repeated="8"/>
          <table:table-cell office:value-type="string">
            <text:p>Peru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maryllidaceae</text:p>
          </table:table-cell>
          <table:table-cell office:value-type="string">
            <text:p>onion (early)</text:p>
          </table:table-cell>
          <table:table-cell office:value-type="string">
            <text:p>Allium cepa</text:p>
          </table:table-cell>
          <table:table-cell office:value-type="string">
            <text:p>B</text:p>
          </table:table-cell>
          <table:table-cell/>
          <table:table-cell office:value-type="string">
            <text:p>September-october</text:p>
          </table:table-cell>
          <table:table-cell office:value-type="string">
            <text:p>May</text:p>
          </table:table-cell>
          <table:table-cell office:value-type="string">
            <text:p>10x30</text:p>
          </table:table-cell>
          <table:table-cell office:value-type="string">
            <text:p>Radar, Sensyu Semi Globe Yellow, Electric</text:p>
          </table:table-cell>
          <table:table-cell office:value-type="string">
            <text:p>FSu</text:p>
          </table:table-cell>
          <table:table-cell/>
          <table:table-cell office:value-type="string">
            <text:p>Iran (4)</text:p>
          </table:table-cell>
        </table:table-row>
        <table:table-row table:style-name="ro1">
          <table:table-cell/>
          <table:table-cell office:value-type="string">
            <text:p>onion (maincrop)</text:p>
          </table:table-cell>
          <table:table-cell office:value-type="string">
            <text:p>Allium cepa</text:p>
          </table:table-cell>
          <table:table-cell office:value-type="string">
            <text:p>B</text:p>
          </table:table-cell>
          <table:table-cell/>
          <table:table-cell office:value-type="string">
            <text:p>february-april</text:p>
          </table:table-cell>
          <table:table-cell office:value-type="string">
            <text:p>July-august</text:p>
          </table:table-cell>
          <table:table-cell office:value-type="string">
            <text:p>25x25</text:p>
          </table:table-cell>
          <table:table-cell office:value-type="string">
            <text:p>Santero, Sturon, Long Red Florence, Purplette</text:p>
          </table:table-cell>
          <table:table-cell office:value-type="string">
            <text:p>FSu</text:p>
          </table:table-cell>
          <table:table-cell/>
          <table:table-cell office:value-type="string">
            <text:p>Iran (4)</text:p>
          </table:table-cell>
        </table:table-row>
        <table:table-row table:style-name="ro1">
          <table:table-cell/>
          <table:table-cell office:value-type="string">
            <text:p>shallot</text:p>
          </table:table-cell>
          <table:table-cell office:value-type="string">
            <text:p>Allium cepa var. aggregatum</text:p>
          </table:table-cell>
          <table:table-cell office:value-type="string">
            <text:p>B (sterile)</text:p>
          </table:table-cell>
          <table:table-cell/>
          <table:table-cell office:value-type="string">
            <text:p>January-march</text:p>
          </table:table-cell>
          <table:table-cell office:value-type="string">
            <text:p>July</text:p>
          </table:table-cell>
          <table:table-cell office:value-type="string">
            <text:p>10x30</text:p>
          </table:table-cell>
          <table:table-cell office:value-type="string">
            <text:p>Golden Gourmet, Red Sun</text:p>
          </table:table-cell>
          <table:table-cell office:value-type="string">
            <text:p>FSu</text:p>
          </table:table-cell>
          <table:table-cell/>
          <table:table-cell office:value-type="string">
            <text:p>Iran (5)</text:p>
          </table:table-cell>
        </table:table-row>
        <table:table-row table:style-name="ro1">
          <table:table-cell/>
          <table:table-cell office:value-type="string">
            <text:p>garlic</text:p>
          </table:table-cell>
          <table:table-cell office:value-type="string">
            <text:p>Allium sativum</text:p>
          </table:table-cell>
          <table:table-cell office:value-type="string">
            <text:p>B (sterile)</text:p>
          </table:table-cell>
          <table:table-cell/>
          <table:table-cell office:value-type="string">
            <text:p>October-november</text:p>
          </table:table-cell>
          <table:table-cell office:value-type="string">
            <text:p>May-july</text:p>
          </table:table-cell>
          <table:table-cell office:value-type="string">
            <text:p>15x15</text:p>
          </table:table-cell>
          <table:table-cell office:value-type="string">
            <text:p>Germidour, Solent Wight</text:p>
          </table:table-cell>
          <table:table-cell office:value-type="string">
            <text:p>FSu</text:p>
          </table:table-cell>
          <table:table-cell/>
          <table:table-cell office:value-type="string">
            <text:p>Iran (6)</text:p>
          </table:table-cell>
        </table:table-row>
        <table:table-row table:style-name="ro1">
          <table:table-cell/>
          <table:table-cell office:value-type="string">
            <text:p>leek (early)</text:p>
          </table:table-cell>
          <table:table-cell office:value-type="string">
            <text:p>Allium ampeloprasum</text:p>
          </table:table-cell>
          <table:table-cell office:value-type="string">
            <text:p>B</text:p>
          </table:table-cell>
          <table:table-cell/>
          <table:table-cell office:value-type="string">
            <text:p>March-june</text:p>
          </table:table-cell>
          <table:table-cell office:value-type="string">
            <text:p>August-november</text:p>
          </table:table-cell>
          <table:table-cell office:value-type="string">
            <text:p>8x30</text:p>
          </table:table-cell>
          <table:table-cell office:value-type="string">
            <text:p>Swiss Giant</text:p>
          </table:table-cell>
          <table:table-cell office:value-type="string">
            <text:p>FSu</text:p>
          </table:table-cell>
          <table:table-cell/>
          <table:table-cell office:value-type="string">
            <text:p>Romania (7)</text:p>
          </table:table-cell>
        </table:table-row>
        <table:table-row table:style-name="ro1">
          <table:table-cell/>
          <table:table-cell office:value-type="string">
            <text:p>leek (late)</text:p>
          </table:table-cell>
          <table:table-cell office:value-type="string">
            <text:p>Allium ampeloprasum</text:p>
          </table:table-cell>
          <table:table-cell office:value-type="string">
            <text:p>B</text:p>
          </table:table-cell>
          <table:table-cell/>
          <table:table-cell office:value-type="string">
            <text:p>July-august</text:p>
          </table:table-cell>
          <table:table-cell office:value-type="string">
            <text:p>December-march</text:p>
          </table:table-cell>
          <table:table-cell office:value-type="string">
            <text:p>8x30</text:p>
          </table:table-cell>
          <table:table-cell office:value-type="string">
            <text:p>Musselburgh, Bandit</text:p>
          </table:table-cell>
          <table:table-cell office:value-type="string">
            <text:p>FSu</text:p>
          </table:table-cell>
          <table:table-cell/>
          <table:table-cell office:value-type="string">
            <text:p>Romania (7)</text:p>
          </table:table-cell>
        </table:table-row>
        <table:table-row table:style-name="ro1">
          <table:table-cell/>
          <table:table-cell office:value-type="string">
            <text:p>chives</text:p>
          </table:table-cell>
          <table:table-cell office:value-type="string">
            <text:p>Allium schoenoprasum</text:p>
          </table:table-cell>
          <table:table-cell table:number-columns-repeated="2"/>
          <table:table-cell office:value-type="string">
            <text:p>March-april</text:p>
          </table:table-cell>
          <table:table-cell office:value-type="string">
            <text:p>march (following year)</text:p>
          </table:table-cell>
          <table:table-cell office:value-type="string">
            <text:p>30x3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steraceae</text:p>
          </table:table-cell>
          <table:table-cell office:value-type="string">
            <text:p>artichoke (globe)</text:p>
          </table:table-cell>
          <table:table-cell office:value-type="string">
            <text:p>Cynara cardunculus var. scolymus</text:p>
          </table:table-cell>
          <table:table-cell office:value-type="string">
            <text:p>P (*4)</text:p>
          </table:table-cell>
          <table:table-cell/>
          <table:table-cell office:value-type="string">
            <text:p>March-may</text:p>
          </table:table-cell>
          <table:table-cell office:value-type="string">
            <text:p>July</text:p>
          </table:table-cell>
          <table:table-cell office:value-type="string">
            <text:p>100x100</text:p>
          </table:table-cell>
          <table:table-cell office:value-type="string">
            <text:p>Green Globe, Romanesco</text:p>
          </table:table-cell>
          <table:table-cell office:value-type="string">
            <text:p>FSu</text:p>
          </table:table-cell>
          <table:table-cell/>
          <table:table-cell office:value-type="string">
            <text:p>Sicily (8)</text:p>
          </table:table-cell>
        </table:table-row>
        <table:table-row table:style-name="ro1">
          <table:table-cell/>
          <table:table-cell office:value-type="string">
            <text:p>artichoke (Jerusalem)</text:p>
          </table:table-cell>
          <table:table-cell office:value-type="string">
            <text:p>Helianthus tuberosus</text:p>
          </table:table-cell>
          <table:table-cell office:value-type="string">
            <text:p>P</text:p>
          </table:table-cell>
          <table:table-cell/>
          <table:table-cell office:value-type="string">
            <text:p>March-may</text:p>
          </table:table-cell>
          <table:table-cell office:value-type="string">
            <text:p>October-november</text:p>
          </table:table-cell>
          <table:table-cell office:value-type="string">
            <text:p>60x60</text:p>
          </table:table-cell>
          <table:table-cell office:value-type="string">
            <text:p>Fuseau, Gerard</text:p>
          </table:table-cell>
          <table:table-cell office:value-type="string">
            <text:p>FSu</text:p>
          </table:table-cell>
          <table:table-cell/>
          <table:table-cell office:value-type="string">
            <text:p>eastern Canada (9)</text:p>
          </table:table-cell>
        </table:table-row>
        <table:table-row table:style-name="ro1">
          <table:table-cell/>
          <table:table-cell office:value-type="string">
            <text:p>common salsify</text:p>
          </table:table-cell>
          <table:table-cell office:value-type="string">
            <text:p>Tragopogon porrifolius</text:p>
          </table:table-cell>
          <table:table-cell office:value-type="string">
            <text:p>B</text:p>
          </table:table-cell>
          <table:table-cell/>
          <table:table-cell office:value-type="string">
            <text:p>April-june</text:p>
          </table:table-cell>
          <table:table-cell office:value-type="string">
            <text:p>November-december</text:p>
          </table:table-cell>
          <table:table-cell office:value-type="string">
            <text:p>15x30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Italy (10)</text:p>
          </table:table-cell>
        </table:table-row>
        <table:table-row table:style-name="ro1">
          <table:table-cell/>
          <table:table-cell office:value-type="string">
            <text:p>Spanish salsify</text:p>
          </table:table-cell>
          <table:table-cell office:value-type="string">
            <text:p>Scorzonera hispanica</text:p>
          </table:table-cell>
          <table:table-cell office:value-type="string">
            <text:p>P</text:p>
          </table:table-cell>
          <table:table-cell/>
          <table:table-cell office:value-type="string">
            <text:p>May-june</text:p>
          </table:table-cell>
          <table:table-cell office:value-type="string">
            <text:p>November-december</text:p>
          </table:table-cell>
          <table:table-cell office:value-type="string">
            <text:p>15x30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Syria (11)</text:p>
          </table:table-cell>
        </table:table-row>
        <table:table-row table:style-name="ro1">
          <table:table-cell/>
          <table:table-cell office:value-type="string">
            <text:p>tarragon</text:p>
          </table:table-cell>
          <table:table-cell office:value-type="string">
            <text:p>Artemisia dracunculu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ruciferae</text:p>
          </table:table-cell>
          <table:table-cell office:value-type="string">
            <text:p>radish</text:p>
          </table:table-cell>
          <table:table-cell office:value-type="string">
            <text:p>Raphanus raphanistrum subsp. sativus</text:p>
          </table:table-cell>
          <table:table-cell office:value-type="string">
            <text:p>A &amp; B</text:p>
          </table:table-cell>
          <table:table-cell/>
          <table:table-cell office:value-type="string">
            <text:p>March-august</text:p>
          </table:table-cell>
          <table:table-cell office:value-type="string">
            <text:p>April-september</text:p>
          </table:table-cell>
          <table:table-cell office:value-type="string">
            <text:p>1x25</text:p>
          </table:table-cell>
          <table:table-cell office:value-type="string">
            <text:p>French Breakfast, Sparkler</text:p>
          </table:table-cell>
          <table:table-cell office:value-type="string">
            <text:p>FSu</text:p>
          </table:table-cell>
          <table:table-cell/>
          <table:table-cell office:value-type="string">
            <text:p>Vietnam (12)</text:p>
          </table:table-cell>
        </table:table-row>
        <table:table-row table:style-name="ro1">
          <table:table-cell/>
          <table:table-cell office:value-type="string">
            <text:p>leaf radish</text:p>
          </table:table-cell>
          <table:table-cell office:value-type="string">
            <text:p>Raphanus raphanistrum subsp. sativus</text:p>
          </table:table-cell>
          <table:table-cell office:value-type="string">
            <text:p>A &amp; B</text:p>
          </table:table-cell>
          <table:table-cell/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5x25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Vietnam (12)</text:p>
          </table:table-cell>
        </table:table-row>
        <table:table-row table:style-name="ro1">
          <table:table-cell/>
          <table:table-cell office:value-type="string">
            <text:p>mizuna</text:p>
          </table:table-cell>
          <table:table-cell office:value-type="string">
            <text:p>Brassica rapa var. Japonica</text:p>
          </table:table-cell>
          <table:table-cell office:value-type="string">
            <text:p>A</text:p>
          </table:table-cell>
          <table:table-cell/>
          <table:table-cell office:value-type="string">
            <text:p>July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Japan (13)</text:p>
          </table:table-cell>
        </table:table-row>
        <table:table-row table:style-name="ro1">
          <table:table-cell/>
          <table:table-cell office:value-type="string">
            <text:p>brown mustard</text:p>
          </table:table-cell>
          <table:table-cell office:value-type="string">
            <text:p>Brassica juncea</text:p>
          </table:table-cell>
          <table:table-cell office:value-type="string">
            <text:p>A</text:p>
          </table:table-cell>
          <table:table-cell/>
          <table:table-cell office:value-type="string">
            <text:p>July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Iraq (14)</text:p>
          </table:table-cell>
        </table:table-row>
        <table:table-row table:style-name="ro1">
          <table:table-cell/>
          <table:table-cell office:value-type="string">
            <text:p>pak choi</text:p>
          </table:table-cell>
          <table:table-cell office:value-type="string">
            <text:p>Brassica rapa var. chinensis</text:p>
          </table:table-cell>
          <table:table-cell office:value-type="string">
            <text:p>A</text:p>
          </table:table-cell>
          <table:table-cell/>
          <table:table-cell office:value-type="string">
            <text:p>April-july</text:p>
          </table:table-cell>
          <table:table-cell office:value-type="string">
            <text:p>august</text:p>
          </table:table-cell>
          <table:table-cell office:value-type="string">
            <text:p>10x10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China (15)</text:p>
          </table:table-cell>
        </table:table-row>
        <table:table-row table:style-name="ro1">
          <table:table-cell/>
          <table:table-cell office:value-type="string">
            <text:p>rocket (cultivated)</text:p>
          </table:table-cell>
          <table:table-cell office:value-type="string">
            <text:p>Eruca sativa</text:p>
          </table:table-cell>
          <table:table-cell office:value-type="string">
            <text:p>A</text:p>
          </table:table-cell>
          <table:table-cell/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8x25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Spain (16)</text:p>
          </table:table-cell>
        </table:table-row>
        <table:table-row table:style-name="ro1">
          <table:table-cell/>
          <table:table-cell office:value-type="string">
            <text:p>kale</text:p>
          </table:table-cell>
          <table:table-cell office:value-type="string">
            <text:p>Brassica oleracea (Acephala Group)</text:p>
          </table:table-cell>
          <table:table-cell office:value-type="string">
            <text:p>B</text:p>
          </table:table-cell>
          <table:table-cell/>
          <table:table-cell office:value-type="string">
            <text:p>June-july</text:p>
          </table:table-cell>
          <table:table-cell office:value-type="string">
            <text:p>September-april</text:p>
          </table:table-cell>
          <table:table-cell office:value-type="string">
            <text:p>45x45</text:p>
          </table:table-cell>
          <table:table-cell office:value-type="string">
            <text:p>Sutherland, Red Russian</text:p>
          </table:table-cell>
          <table:table-cell office:value-type="string">
            <text:p>FSu</text:p>
          </table:table-cell>
          <table:table-cell/>
          <table:table-cell office:value-type="string">
            <text:p>Greece (17)</text:p>
          </table:table-cell>
        </table:table-row>
        <table:table-row table:style-name="ro1">
          <table:table-cell/>
          <table:table-cell office:value-type="string">
            <text:p>land cress</text:p>
          </table:table-cell>
          <table:table-cell office:value-type="string">
            <text:p>Barbarea verna</text:p>
          </table:table-cell>
          <table:table-cell office:value-type="string">
            <text:p>B</text:p>
          </table:table-cell>
          <table:table-cell/>
          <table:table-cell office:value-type="string">
            <text:p>July-august</text:p>
          </table:table-cell>
          <table:table-cell office:value-type="string">
            <text:p>september</text:p>
          </table:table-cell>
          <table:table-cell office:value-type="string">
            <text:p>6x30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Spain (18)</text:p>
          </table:table-cell>
        </table:table-row>
        <table:table-row table:style-name="ro1">
          <table:table-cell/>
          <table:table-cell office:value-type="string">
            <text:p>cabbage (spring)</text:p>
          </table:table-cell>
          <table:table-cell office:value-type="string">
            <text:p>Brassica oleracea (Capitata Group)</text:p>
          </table:table-cell>
          <table:table-cell office:value-type="string">
            <text:p>B</text:p>
          </table:table-cell>
          <table:table-cell/>
          <table:table-cell office:value-type="string">
            <text:p>February-march</text:p>
          </table:table-cell>
          <table:table-cell office:value-type="string">
            <text:p>june</text:p>
          </table:table-cell>
          <table:table-cell office:value-type="string">
            <text:p>30x30</text:p>
          </table:table-cell>
          <table:table-cell office:value-type="string">
            <text:p>Derby Day, Greyhound</text:p>
          </table:table-cell>
          <table:table-cell office:value-type="string">
            <text:p>FSu</text:p>
          </table:table-cell>
          <table:table-cell/>
          <table:table-cell office:value-type="string">
            <text:p>Belgium (19)</text:p>
          </table:table-cell>
        </table:table-row>
        <table:table-row table:style-name="ro1">
          <table:table-cell/>
          <table:table-cell office:value-type="string">
            <text:p>cabbage (winter)</text:p>
          </table:table-cell>
          <table:table-cell office:value-type="string">
            <text:p>Brassica oleracea (Capitata Group)</text:p>
          </table:table-cell>
          <table:table-cell office:value-type="string">
            <text:p>B</text:p>
          </table:table-cell>
          <table:table-cell/>
          <table:table-cell office:value-type="string">
            <text:p>May-june</text:p>
          </table:table-cell>
          <table:table-cell office:value-type="string">
            <text:p>november</text:p>
          </table:table-cell>
          <table:table-cell office:value-type="string">
            <text:p>50x50</text:p>
          </table:table-cell>
          <table:table-cell office:value-type="string">
            <text:p>Filderkraut, January King, Marner Lagerrot</text:p>
          </table:table-cell>
          <table:table-cell office:value-type="string">
            <text:p>FSu</text:p>
          </table:table-cell>
          <table:table-cell/>
          <table:table-cell office:value-type="string">
            <text:p>Belgium (19)</text:p>
          </table:table-cell>
        </table:table-row>
        <table:table-row table:style-name="ro1">
          <table:table-cell/>
          <table:table-cell office:value-type="string">
            <text:p>Brussels sprout</text:p>
          </table:table-cell>
          <table:table-cell office:value-type="string">
            <text:p>Brassica oleracea (Gemmifera Group)</text:p>
          </table:table-cell>
          <table:table-cell office:value-type="string">
            <text:p>B</text:p>
          </table:table-cell>
          <table:table-cell/>
          <table:table-cell office:value-type="string">
            <text:p>April-may</text:p>
          </table:table-cell>
          <table:table-cell office:value-type="string">
            <text:p>October-march</text:p>
          </table:table-cell>
          <table:table-cell office:value-type="string">
            <text:p>60x60</text:p>
          </table:table-cell>
          <table:table-cell office:value-type="string">
            <text:p>Noisette, Rubine</text:p>
          </table:table-cell>
          <table:table-cell office:value-type="string">
            <text:p>FSu</text:p>
          </table:table-cell>
          <table:table-cell/>
          <table:table-cell office:value-type="string">
            <text:p>Italy (20)</text:p>
          </table:table-cell>
        </table:table-row>
        <table:table-row table:style-name="ro1">
          <table:table-cell/>
          <table:table-cell office:value-type="string">
            <text:p>turnip</text:p>
          </table:table-cell>
          <table:table-cell office:value-type="string">
            <text:p>Brassica rapa subsp. rapa</text:p>
          </table:table-cell>
          <table:table-cell office:value-type="string">
            <text:p>B</text:p>
          </table:table-cell>
          <table:table-cell/>
          <table:table-cell office:value-type="string">
            <text:p>March &amp; august</text:p>
          </table:table-cell>
          <table:table-cell office:value-type="string">
            <text:p>May &amp; september</text:p>
          </table:table-cell>
          <table:table-cell office:value-type="string">
            <text:p>5x30</text:p>
          </table:table-cell>
          <table:table-cell office:value-type="string">
            <text:p>Purple Top Milan</text:p>
          </table:table-cell>
          <table:table-cell office:value-type="string">
            <text:p>FSu</text:p>
          </table:table-cell>
          <table:table-cell/>
          <table:table-cell office:value-type="string">
            <text:p>India (21)</text:p>
          </table:table-cell>
        </table:table-row>
        <table:table-row table:style-name="ro1">
          <table:table-cell/>
          <table:table-cell office:value-type="string">
            <text:p>rutabaga</text:p>
          </table:table-cell>
          <table:table-cell office:value-type="string">
            <text:p>Brassica napus (Napobrassica Group)</text:p>
          </table:table-cell>
          <table:table-cell office:value-type="string">
            <text:p>B</text:p>
          </table:table-cell>
          <table:table-cell/>
          <table:table-cell office:value-type="string">
            <text:p>june</text:p>
          </table:table-cell>
          <table:table-cell office:value-type="string">
            <text:p>September-april</text:p>
          </table:table-cell>
          <table:table-cell office:value-type="string">
            <text:p>30x30</text:p>
          </table:table-cell>
          <table:table-cell office:value-type="string">
            <text:p>Joan</text:p>
          </table:table-cell>
          <table:table-cell office:value-type="string">
            <text:p>FSu</text:p>
          </table:table-cell>
          <table:table-cell/>
          <table:table-cell office:value-type="string">
            <text:p>Sweden (22)</text:p>
          </table:table-cell>
        </table:table-row>
        <table:table-row table:style-name="ro1">
          <table:table-cell/>
          <table:table-cell office:value-type="string">
            <text:p>broccoli</text:p>
          </table:table-cell>
          <table:table-cell office:value-type="string">
            <text:p>Brassica oleracea (Italica Group)</text:p>
          </table:table-cell>
          <table:table-cell office:value-type="string">
            <text:p>B</text:p>
          </table:table-cell>
          <table:table-cell/>
          <table:table-cell office:value-type="string">
            <text:p>April-july</text:p>
          </table:table-cell>
          <table:table-cell office:value-type="string">
            <text:p>July-october</text:p>
          </table:table-cell>
          <table:table-cell office:value-type="string">
            <text:p>40x40</text:p>
          </table:table-cell>
          <table:table-cell office:value-type="string">
            <text:p>Green Sprouting</text:p>
          </table:table-cell>
          <table:table-cell office:value-type="string">
            <text:p>FSu</text:p>
          </table:table-cell>
          <table:table-cell/>
          <table:table-cell office:value-type="string">
            <text:p>Italy (23)</text:p>
          </table:table-cell>
        </table:table-row>
        <table:table-row table:style-name="ro1">
          <table:table-cell/>
          <table:table-cell office:value-type="string">
            <text:p>kohlrabi</text:p>
          </table:table-cell>
          <table:table-cell office:value-type="string">
            <text:p>Brassica oleracea (Gongylodes Group)</text:p>
          </table:table-cell>
          <table:table-cell office:value-type="string">
            <text:p>B</text:p>
          </table:table-cell>
          <table:table-cell/>
          <table:table-cell office:value-type="string">
            <text:p>april</text:p>
          </table:table-cell>
          <table:table-cell office:value-type="string">
            <text:p>June-july</text:p>
          </table:table-cell>
          <table:table-cell office:value-type="string">
            <text:p>25x25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Germany (24)</text:p>
          </table:table-cell>
        </table:table-row>
        <table:table-row table:style-name="ro1">
          <table:table-cell/>
          <table:table-cell office:value-type="string">
            <text:p>cauliflower</text:p>
          </table:table-cell>
          <table:table-cell office:value-type="string">
            <text:p>Brassica oleracea (Botrytis Group)</text:p>
          </table:table-cell>
          <table:table-cell office:value-type="string">
            <text:p>B</text:p>
          </table:table-cell>
          <table:table-cell/>
          <table:table-cell office:value-type="string">
            <text:p>April-july</text:p>
          </table:table-cell>
          <table:table-cell office:value-type="string">
            <text:p>July-november</text:p>
          </table:table-cell>
          <table:table-cell office:value-type="string">
            <text:p>50x50</text:p>
          </table:table-cell>
          <table:table-cell office:value-type="string">
            <text:p>All the Year Round</text:p>
          </table:table-cell>
          <table:table-cell office:value-type="string">
            <text:p>FSu</text:p>
          </table:table-cell>
          <table:table-cell/>
          <table:table-cell office:value-type="string">
            <text:p>Italy (25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ucurbitaceae</text:p>
          </table:table-cell>
          <table:table-cell office:value-type="string">
            <text:p>winter squash</text:p>
          </table:table-cell>
          <table:table-cell office:value-type="string">
            <text:p>Cucurbita maxima / Cucurbita moschata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>may</text:p>
          </table:table-cell>
          <table:table-cell office:value-type="string">
            <text:p>September-october</text:p>
          </table:table-cell>
          <table:table-cell office:value-type="string">
            <text:p>100x150</text:p>
          </table:table-cell>
          <table:table-cell office:value-type="string">
            <text:p>Uchiki Kuri, Butternut</text:p>
          </table:table-cell>
          <table:table-cell office:value-type="string">
            <text:p>FSu</text:p>
          </table:table-cell>
          <table:table-cell/>
          <table:table-cell office:value-type="string">
            <text:p>Uruguay (26)</text:p>
          </table:table-cell>
        </table:table-row>
        <table:table-row table:style-name="ro1">
          <table:table-cell/>
          <table:table-cell office:value-type="string">
            <text:p>summer squash</text:p>
          </table:table-cell>
          <table:table-cell office:value-type="string">
            <text:p>Cucurbita pepo</text:p>
          </table:table-cell>
          <table:table-cell table:number-columns-repeated="2"/>
          <table:table-cell office:value-type="string">
            <text:p>May-june</text:p>
          </table:table-cell>
          <table:table-cell office:value-type="string">
            <text:p>July-august</text:p>
          </table:table-cell>
          <table:table-cell/>
          <table:table-cell office:value-type="string">
            <text:p>Summer crookneck, Vegetable Spaghetti, zucchini = Rondo Di Nizza </text:p>
          </table:table-cell>
          <table:table-cell table:number-columns-repeated="2"/>
          <table:table-cell office:value-type="string">
            <text:p>US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abaceae</text:p>
          </table:table-cell>
          <table:table-cell office:value-type="string">
            <text:p>bean (broad)</text:p>
          </table:table-cell>
          <table:table-cell office:value-type="string">
            <text:p>Vicia faba</text:p>
          </table:table-cell>
          <table:table-cell office:value-type="string">
            <text:p>P</text:p>
          </table:table-cell>
          <table:table-cell/>
          <table:table-cell office:value-type="string">
            <text:p>february-april</text:p>
          </table:table-cell>
          <table:table-cell office:value-type="string">
            <text:p>July-august</text:p>
          </table:table-cell>
          <table:table-cell office:value-type="string">
            <text:p>45x10</text:p>
          </table:table-cell>
          <table:table-cell office:value-type="string">
            <text:p>Masterpiece Green Longpod, The Sutton</text:p>
          </table:table-cell>
          <table:table-cell office:value-type="string">
            <text:p>FSu</text:p>
          </table:table-cell>
          <table:table-cell/>
          <table:table-cell office:value-type="string">
            <text:p>Iraq (27)</text:p>
          </table:table-cell>
        </table:table-row>
        <table:table-row table:style-name="ro1">
          <table:table-cell/>
          <table:table-cell office:value-type="string">
            <text:p>bean (green)</text:p>
          </table:table-cell>
          <table:table-cell office:value-type="string">
            <text:p>Phaseolus vulgaris</text:p>
          </table:table-cell>
          <table:table-cell office:value-type="string">
            <text:p>A</text:p>
          </table:table-cell>
          <table:table-cell/>
          <table:table-cell office:value-type="string">
            <text:p>May-july</text:p>
          </table:table-cell>
          <table:table-cell office:value-type="string">
            <text:p>July</text:p>
          </table:table-cell>
          <table:table-cell office:value-type="string">
            <text:p>40x40</text:p>
          </table:table-cell>
          <table:table-cell office:value-type="string">
            <text:p>Borlotta Di Lingua Foco, Blauhilde, Helda, Westlandse</text:p>
          </table:table-cell>
          <table:table-cell office:value-type="string">
            <text:p>FSu</text:p>
          </table:table-cell>
          <table:table-cell/>
          <table:table-cell office:value-type="string">
            <text:p>Peru (28)</text:p>
          </table:table-cell>
        </table:table-row>
        <table:table-row table:style-name="ro1">
          <table:table-cell/>
          <table:table-cell office:value-type="string">
            <text:p>pea</text:p>
          </table:table-cell>
          <table:table-cell office:value-type="string">
            <text:p>Pisum sativum</text:p>
          </table:table-cell>
          <table:table-cell office:value-type="string">
            <text:p>A</text:p>
          </table:table-cell>
          <table:table-cell/>
          <table:table-cell office:value-type="string">
            <text:p>March-april</text:p>
          </table:table-cell>
          <table:table-cell office:value-type="string">
            <text:p>June-july</text:p>
          </table:table-cell>
          <table:table-cell office:value-type="string">
            <text:p>150x8</text:p>
          </table:table-cell>
          <table:table-cell office:value-type="string">
            <text:p>Greenshaft, Norli, Onward</text:p>
          </table:table-cell>
          <table:table-cell office:value-type="string">
            <text:p>FSu</text:p>
          </table:table-cell>
          <table:table-cell/>
          <table:table-cell office:value-type="string">
            <text:p>Syria (29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Graminae</text:p>
          </table:table-cell>
          <table:table-cell office:value-type="string">
            <text:p>corn (sweet)</text:p>
          </table:table-cell>
          <table:table-cell office:value-type="string">
            <text:p>Zea mays convar. saccharata var. rugosa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May-june</text:p>
          </table:table-cell>
          <table:table-cell office:value-type="string">
            <text:p>august</text:p>
          </table:table-cell>
          <table:table-cell office:value-type="string">
            <text:p>30x30</text:p>
          </table:table-cell>
          <table:table-cell office:value-type="string">
            <text:p>Golden Bantam, Blue Hopi</text:p>
          </table:table-cell>
          <table:table-cell office:value-type="string">
            <text:p>FSu</text:p>
          </table:table-cell>
          <table:table-cell/>
          <table:table-cell office:value-type="string">
            <text:p>Mexico</text:p>
          </table:table-cell>
        </table:table-row>
        <table:table-row table:style-name="ro1">
          <table:table-cell/>
          <table:table-cell office:value-type="string">
            <text:p>wheat (common)</text:p>
          </table:table-cell>
          <table:table-cell office:value-type="string">
            <text:p>Triticum aestivum</text:p>
          </table:table-cell>
          <table:table-cell office:value-type="string">
            <text:p>P</text:p>
          </table:table-cell>
          <table:table-cell table:number-columns-repeated="7"/>
          <table:table-cell office:value-type="string">
            <text:p>Iraq</text:p>
          </table:table-cell>
        </table:table-row>
        <table:table-row table:style-name="ro1">
          <table:table-cell/>
          <table:table-cell office:value-type="string">
            <text:p>foxtail millet</text:p>
          </table:table-cell>
          <table:table-cell office:value-type="string">
            <text:p>Setaria italica</text:p>
          </table:table-cell>
          <table:table-cell table:number-columns-repeated="8"/>
          <table:table-cell office:value-type="string">
            <text:p>China</text:p>
          </table:table-cell>
        </table:table-row>
        <table:table-row table:style-name="ro1">
          <table:table-cell/>
          <table:table-cell office:value-type="string">
            <text:p>rice (Asian)</text:p>
          </table:table-cell>
          <table:table-cell office:value-type="string">
            <text:p>Oryza sativa</text:p>
          </table:table-cell>
          <table:table-cell office:value-type="string">
            <text:p>P</text:p>
          </table:table-cell>
          <table:table-cell table:number-columns-repeated="7"/>
          <table:table-cell office:value-type="string">
            <text:p>China</text:p>
          </table:table-cell>
        </table:table-row>
        <table:table-row table:style-name="ro1">
          <table:table-cell/>
          <table:table-cell office:value-type="string">
            <text:p>oat (common)</text:p>
          </table:table-cell>
          <table:table-cell office:value-type="string">
            <text:p>Avena sativa</text:p>
          </table:table-cell>
          <table:table-cell table:number-columns-repeated="8"/>
          <table:table-cell office:value-type="string">
            <text:p>Iraq</text:p>
          </table:table-cell>
        </table:table-row>
        <table:table-row table:style-name="ro1">
          <table:table-cell/>
          <table:table-cell office:value-type="string">
            <text:p>rye</text:p>
          </table:table-cell>
          <table:table-cell office:value-type="string">
            <text:p>Secale cereale</text:p>
          </table:table-cell>
          <table:table-cell table:number-columns-repeated="8"/>
          <table:table-cell office:value-type="string">
            <text:p>Iraq</text:p>
          </table:table-cell>
        </table:table-row>
        <table:table-row table:style-name="ro1">
          <table:table-cell/>
          <table:table-cell office:value-type="string">
            <text:p>pearl millet</text:p>
          </table:table-cell>
          <table:table-cell office:value-type="string">
            <text:p>Pennisetum glaucum</text:p>
          </table:table-cell>
          <table:table-cell table:number-columns-repeated="8"/>
          <table:table-cell office:value-type="string">
            <text:p>Mali</text:p>
          </table:table-cell>
        </table:table-row>
        <table:table-row table:style-name="ro1">
          <table:table-cell/>
          <table:table-cell office:value-type="string">
            <text:p>barley</text:p>
          </table:table-cell>
          <table:table-cell office:value-type="string">
            <text:p>Hordeum vulgare</text:p>
          </table:table-cell>
          <table:table-cell table:number-columns-repeated="8"/>
          <table:table-cell office:value-type="string">
            <text:p>Egypt</text:p>
          </table:table-cell>
        </table:table-row>
        <table:table-row table:style-name="ro1">
          <table:table-cell/>
          <table:table-cell office:value-type="string">
            <text:p>Sorghum</text:p>
          </table:table-cell>
          <table:table-cell office:value-type="string">
            <text:p>Sorghum bicolor</text:p>
          </table:table-cell>
          <table:table-cell table:number-columns-repeated="8"/>
          <table:table-cell office:value-type="string">
            <text:p>Sudan</text:p>
          </table:table-cell>
        </table:table-row>
        <table:table-row table:style-name="ro1">
          <table:table-cell/>
          <table:table-cell office:value-type="string">
            <text:p>teff</text:p>
          </table:table-cell>
          <table:table-cell office:value-type="string">
            <text:p>Eragrostis tef</text:p>
          </table:table-cell>
          <table:table-cell table:number-columns-repeated="8"/>
          <table:table-cell office:value-type="string">
            <text:p>Ethiopia</text:p>
          </table:table-cell>
        </table:table-row>
        <table:table-row table:style-name="ro1">
          <table:table-cell/>
          <table:table-cell office:value-type="string">
            <text:p>wild rice</text:p>
          </table:table-cell>
          <table:table-cell office:value-type="string">
            <text:p>Zizania aquatica</text:p>
          </table:table-cell>
          <table:table-cell table:number-columns-repeated="8"/>
          <table:table-cell office:value-type="string">
            <text:p>US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Lamiaceae</text:p>
          </table:table-cell>
          <table:table-cell office:value-type="string">
            <text:p>basil</text:p>
          </table:table-cell>
          <table:table-cell office:value-type="string">
            <text:p>Ocimum basilicum</text:p>
          </table:table-cell>
          <table:table-cell office:value-type="string">
            <text:p>P (*4)</text:p>
          </table:table-cell>
          <table:table-cell/>
          <table:table-cell office:value-type="string">
            <text:p>March-may</text:p>
          </table:table-cell>
          <table:table-cell office:value-type="string">
            <text:p>June-july</text:p>
          </table:table-cell>
          <table:table-cell office:value-type="string">
            <text:p>25x25</text:p>
          </table:table-cell>
          <table:table-cell office:value-type="string">
            <text:p>Sweet Genovese</text:p>
          </table:table-cell>
          <table:table-cell office:value-type="string">
            <text:p>FSu</text:p>
          </table:table-cell>
          <table:table-cell/>
          <table:table-cell office:value-type="string">
            <text:p>India</text:p>
          </table:table-cell>
        </table:table-row>
        <table:table-row table:style-name="ro1">
          <table:table-cell/>
          <table:table-cell office:value-type="string">
            <text:p>mint</text:p>
          </table:table-cell>
          <table:table-cell office:value-type="string">
            <text:p>Mentha suaveolens, peperita, spicata</text:p>
          </table:table-cell>
          <table:table-cell office:value-type="string">
            <text:p>P</text:p>
          </table:table-cell>
          <table:table-cell/>
          <table:table-cell office:value-type="string">
            <text:p>March-may</text:p>
          </table:table-cell>
          <table:table-cell office:value-type="string">
            <text:p>april-june</text:p>
          </table:table-cell>
          <table:table-cell office:value-type="string">
            <text:p>30x30</text:p>
          </table:table-cell>
          <table:table-cell office:value-type="string">
            <text:p>apple, spear, pepper</text:p>
          </table:table-cell>
          <table:table-cell table:number-columns-repeated="2"/>
          <table:table-cell office:value-type="string">
            <text:p>Italy</text:p>
          </table:table-cell>
        </table:table-row>
        <table:table-row table:style-name="ro1">
          <table:table-cell/>
          <table:table-cell office:value-type="string">
            <text:p>rosemary</text:p>
          </table:table-cell>
          <table:table-cell office:value-type="string">
            <text:p>Rosmarinus officinalis</text:p>
          </table:table-cell>
          <table:table-cell office:value-type="string">
            <text:p>P</text:p>
          </table:table-cell>
          <table:table-cell/>
          <table:table-cell office:value-type="string">
            <text:p>March-may</text:p>
          </table:table-cell>
          <table:table-cell table:number-columns-repeated="5"/>
          <table:table-cell office:value-type="string">
            <text:p>Italy</text:p>
          </table:table-cell>
        </table:table-row>
        <table:table-row table:style-name="ro1">
          <table:table-cell/>
          <table:table-cell office:value-type="string">
            <text:p>sage</text:p>
          </table:table-cell>
          <table:table-cell office:value-type="string">
            <text:p>Salvia officinalis</text:p>
          </table:table-cell>
          <table:table-cell office:value-type="string">
            <text:p>P</text:p>
          </table:table-cell>
          <table:table-cell/>
          <table:table-cell office:value-type="string">
            <text:p>March-may</text:p>
          </table:table-cell>
          <table:table-cell table:number-columns-repeated="5"/>
          <table:table-cell office:value-type="string">
            <text:p>Italy</text:p>
          </table:table-cell>
        </table:table-row>
        <table:table-row table:style-name="ro1">
          <table:table-cell/>
          <table:table-cell office:value-type="string">
            <text:p>savory (winter)</text:p>
          </table:table-cell>
          <table:table-cell office:value-type="string">
            <text:p>Satureja montana</text:p>
          </table:table-cell>
          <table:table-cell office:value-type="string">
            <text:p>P</text:p>
          </table:table-cell>
          <table:table-cell table:number-columns-repeated="7"/>
          <table:table-cell office:value-type="string">
            <text:p>Italy</text:p>
          </table:table-cell>
        </table:table-row>
        <table:table-row table:style-name="ro1">
          <table:table-cell/>
          <table:table-cell office:value-type="string">
            <text:p>oregano</text:p>
          </table:table-cell>
          <table:table-cell office:value-type="string">
            <text:p>Origanum vulgare</text:p>
          </table:table-cell>
          <table:table-cell office:value-type="string">
            <text:p>P</text:p>
          </table:table-cell>
          <table:table-cell table:number-columns-repeated="7"/>
          <table:table-cell office:value-type="string">
            <text:p>Italy</text:p>
          </table:table-cell>
        </table:table-row>
        <table:table-row table:style-name="ro1">
          <table:table-cell/>
          <table:table-cell office:value-type="string">
            <text:p>thyme</text:p>
          </table:table-cell>
          <table:table-cell office:value-type="string">
            <text:p>Thymus vulgaris</text:p>
          </table:table-cell>
          <table:table-cell office:value-type="string">
            <text:p>P</text:p>
          </table:table-cell>
          <table:table-cell table:number-columns-repeated="6"/>
          <table:table-cell office:value-type="string">
            <text:p>sandy, well drained soil</text:p>
          </table:table-cell>
          <table:table-cell office:value-type="string">
            <text:p>Italy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lygonaceae</text:p>
          </table:table-cell>
          <table:table-cell office:value-type="string">
            <text:p>buckwheat</text:p>
          </table:table-cell>
          <table:table-cell office:value-type="string">
            <text:p>Fagopyrum esculentum</text:p>
          </table:table-cell>
          <table:table-cell table:number-columns-repeated="8"/>
          <table:table-cell office:value-type="string">
            <text:p>Russia</text:p>
          </table:table-cell>
        </table:table-row>
        <table:table-row table:style-name="ro1">
          <table:table-cell/>
          <table:table-cell office:value-type="string">
            <text:p>sorrel (common)</text:p>
          </table:table-cell>
          <table:table-cell office:value-type="string">
            <text:p>Rumex acetosa</text:p>
          </table:table-cell>
          <table:table-cell office:value-type="string">
            <text:p>P</text:p>
          </table:table-cell>
          <table:table-cell/>
          <table:table-cell office:value-type="string">
            <text:p>April-may</text:p>
          </table:table-cell>
          <table:table-cell office:value-type="string">
            <text:p>march-april</text:p>
          </table:table-cell>
          <table:table-cell office:value-type="string">
            <text:p>30x30</text:p>
          </table:table-cell>
          <table:table-cell office:value-type="string">
            <text:p>broad-leaved, buckler-leav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hubarb</text:p>
          </table:table-cell>
          <table:table-cell office:value-type="string">
            <text:p>Rheum rhabarbarum</text:p>
          </table:table-cell>
          <table:table-cell office:value-type="string">
            <text:p>P</text:p>
          </table:table-cell>
          <table:table-cell/>
          <table:table-cell office:value-type="string">
            <text:p>March-april</text:p>
          </table:table-cell>
          <table:table-cell office:value-type="string">
            <text:p>march-april (following year)</text:p>
          </table:table-cell>
          <table:table-cell office:value-type="string">
            <text:p>90x90</text:p>
          </table:table-cell>
          <table:table-cell office:value-type="string">
            <text:p>Glaskin's Perpetual, Victoria</text:p>
          </table:table-cell>
          <table:table-cell office:value-type="string">
            <text:p>FSu</text:p>
          </table:table-cell>
          <table:table-cell/>
          <table:table-cell office:value-type="string">
            <text:p>Russia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Solanaceae</text:p>
          </table:table-cell>
          <table:table-cell office:value-type="string">
            <text:p>potato (1<text:span text:style-name="T1">st</text:span> early)</text:p>
          </table:table-cell>
          <table:table-cell office:value-type="string">
            <text:p>Solanum tuberosum</text:p>
          </table:table-cell>
          <table:table-cell office:value-type="string">
            <text:p>A</text:p>
          </table:table-cell>
          <table:table-cell/>
          <table:table-cell office:value-type="string">
            <text:p>March-april</text:p>
          </table:table-cell>
          <table:table-cell office:value-type="string">
            <text:p>May-july</text:p>
          </table:table-cell>
          <table:table-cell office:value-type="string">
            <text:p>30x40</text:p>
          </table:table-cell>
          <table:table-cell office:value-type="string">
            <text:p>Sprint, Charlotte</text:p>
          </table:table-cell>
          <table:table-cell office:value-type="string">
            <text:p>FSu</text:p>
          </table:table-cell>
          <table:table-cell/>
          <table:table-cell office:value-type="string">
            <text:p>Peru (30)</text:p>
          </table:table-cell>
        </table:table-row>
        <table:table-row table:style-name="ro2">
          <table:table-cell/>
          <table:table-cell office:value-type="string">
            <text:p>potato (2<text:span text:style-name="T1">nd</text:span> early)</text:p>
          </table:table-cell>
          <table:table-cell office:value-type="string">
            <text:p>Solanum tuberosum</text:p>
          </table:table-cell>
          <table:table-cell office:value-type="string">
            <text:p>A</text:p>
          </table:table-cell>
          <table:table-cell/>
          <table:table-cell office:value-type="string">
            <text:p>April-may</text:p>
          </table:table-cell>
          <table:table-cell office:value-type="string">
            <text:p>July-september</text:p>
          </table:table-cell>
          <table:table-cell office:value-type="string">
            <text:p>30x40</text:p>
          </table:table-cell>
          <table:table-cell office:value-type="string">
            <text:p>Remarka, Sarpo Mira</text:p>
          </table:table-cell>
          <table:table-cell office:value-type="string">
            <text:p>FSu</text:p>
          </table:table-cell>
          <table:table-cell/>
          <table:table-cell office:value-type="string">
            <text:p>Peru (30)</text:p>
          </table:table-cell>
        </table:table-row>
        <table:table-row table:style-name="ro1">
          <table:table-cell/>
          <table:table-cell office:value-type="string">
            <text:p>tomato (tall, outdoor)</text:p>
          </table:table-cell>
          <table:table-cell office:value-type="string">
            <text:p>Solanum lycopersicum</text:p>
          </table:table-cell>
          <table:table-cell office:value-type="string">
            <text:p>A</text:p>
          </table:table-cell>
          <table:table-cell/>
          <table:table-cell office:value-type="string">
            <text:p>march</text:p>
          </table:table-cell>
          <table:table-cell office:value-type="string">
            <text:p>August-october</text:p>
          </table:table-cell>
          <table:table-cell office:value-type="string">
            <text:p>50x50</text:p>
          </table:table-cell>
          <table:table-cell office:value-type="string">
            <text:p>Alicante, Money Maker, Clou, Primabella, Primavera</text:p>
          </table:table-cell>
          <table:table-cell office:value-type="string">
            <text:p>FSu</text:p>
          </table:table-cell>
          <table:table-cell/>
          <table:table-cell office:value-type="string">
            <text:p>Mexico (31)</text:p>
          </table:table-cell>
        </table:table-row>
        <table:table-row table:style-name="ro1">
          <table:table-cell/>
          <table:table-cell office:value-type="string">
            <text:p>eggplant</text:p>
          </table:table-cell>
          <table:table-cell office:value-type="string">
            <text:p>Solanum melongena</text:p>
          </table:table-cell>
          <table:table-cell office:value-type="string">
            <text:p>P (*4)</text:p>
          </table:table-cell>
          <table:table-cell/>
          <table:table-cell office:value-type="string">
            <text:p>February-march</text:p>
          </table:table-cell>
          <table:table-cell office:value-type="string">
            <text:p>July</text:p>
          </table:table-cell>
          <table:table-cell office:value-type="string">
            <text:p>50x50</text:p>
          </table:table-cell>
          <table:table-cell office:value-type="string">
            <text:p>Barbentane, Black Beauty, Rosa Bianca</text:p>
          </table:table-cell>
          <table:table-cell office:value-type="string">
            <text:p>FSu</text:p>
          </table:table-cell>
          <table:table-cell/>
          <table:table-cell office:value-type="string">
            <text:p>Senegal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Umbellifereae</text:p>
          </table:table-cell>
          <table:table-cell office:value-type="string">
            <text:p>carrot (summer)</text:p>
          </table:table-cell>
          <table:table-cell office:value-type="string">
            <text:p>Daucus carota subsp. sativus</text:p>
          </table:table-cell>
          <table:table-cell office:value-type="string">
            <text:p>B</text:p>
          </table:table-cell>
          <table:table-cell/>
          <table:table-cell office:value-type="string">
            <text:p>March-april</text:p>
          </table:table-cell>
          <table:table-cell office:value-type="string">
            <text:p>June-august</text:p>
          </table:table-cell>
          <table:table-cell office:value-type="string">
            <text:p>1x30</text:p>
          </table:table-cell>
          <table:table-cell office:value-type="string">
            <text:p>Early Nantes</text:p>
          </table:table-cell>
          <table:table-cell office:value-type="string">
            <text:p>FSu</text:p>
          </table:table-cell>
          <table:table-cell/>
          <table:table-cell office:value-type="string">
            <text:p>Iran (32)</text:p>
          </table:table-cell>
        </table:table-row>
        <table:table-row table:style-name="ro1">
          <table:table-cell/>
          <table:table-cell office:value-type="string">
            <text:p>carrot (winter)</text:p>
          </table:table-cell>
          <table:table-cell office:value-type="string">
            <text:p>Daucus carota subsp. sativus</text:p>
          </table:table-cell>
          <table:table-cell office:value-type="string">
            <text:p>B</text:p>
          </table:table-cell>
          <table:table-cell/>
          <table:table-cell office:value-type="string">
            <text:p>june</text:p>
          </table:table-cell>
          <table:table-cell office:value-type="string">
            <text:p>october</text:p>
          </table:table-cell>
          <table:table-cell office:value-type="string">
            <text:p>2x30</text:p>
          </table:table-cell>
          <table:table-cell office:value-type="string">
            <text:p>Early Nantes, Berlicum</text:p>
          </table:table-cell>
          <table:table-cell office:value-type="string">
            <text:p>FSu</text:p>
          </table:table-cell>
          <table:table-cell/>
          <table:table-cell office:value-type="string">
            <text:p>Iran (32)</text:p>
          </table:table-cell>
        </table:table-row>
        <table:table-row table:style-name="ro1">
          <table:table-cell/>
          <table:table-cell office:value-type="string">
            <text:p>celery</text:p>
          </table:table-cell>
          <table:table-cell office:value-type="string">
            <text:p>Apium graveolens</text:p>
          </table:table-cell>
          <table:table-cell office:value-type="string">
            <text:p>B</text:p>
          </table:table-cell>
          <table:table-cell/>
          <table:table-cell office:value-type="string">
            <text:p>April-june</text:p>
          </table:table-cell>
          <table:table-cell office:value-type="string">
            <text:p>August-november</text:p>
          </table:table-cell>
          <table:table-cell office:value-type="string">
            <text:p>25x25</text:p>
          </table:table-cell>
          <table:table-cell office:value-type="string">
            <text:p>Golden Self Blanching, Green Utah</text:p>
          </table:table-cell>
          <table:table-cell office:value-type="string">
            <text:p>FSu</text:p>
          </table:table-cell>
          <table:table-cell/>
          <table:table-cell office:value-type="string">
            <text:p>Greece (33)</text:p>
          </table:table-cell>
        </table:table-row>
        <table:table-row table:style-name="ro1">
          <table:table-cell/>
          <table:table-cell office:value-type="string">
            <text:p>parsnip</text:p>
          </table:table-cell>
          <table:table-cell office:value-type="string">
            <text:p>Pastinaca sativa</text:p>
          </table:table-cell>
          <table:table-cell office:value-type="string">
            <text:p>B</text:p>
          </table:table-cell>
          <table:table-cell/>
          <table:table-cell office:value-type="string">
            <text:p>March-may</text:p>
          </table:table-cell>
          <table:table-cell office:value-type="string">
            <text:p>october</text:p>
          </table:table-cell>
          <table:table-cell office:value-type="string">
            <text:p>10x30</text:p>
          </table:table-cell>
          <table:table-cell office:value-type="string">
            <text:p>White Gem</text:p>
          </table:table-cell>
          <table:table-cell office:value-type="string">
            <text:p>FSu</text:p>
          </table:table-cell>
          <table:table-cell/>
          <table:table-cell office:value-type="string">
            <text:p>Greece (34)</text:p>
          </table:table-cell>
        </table:table-row>
        <table:table-row table:style-name="ro1">
          <table:table-cell/>
          <table:table-cell office:value-type="string">
            <text:p>fennel</text:p>
          </table:table-cell>
          <table:table-cell office:value-type="string">
            <text:p>Foeniculum vulgare</text:p>
          </table:table-cell>
          <table:table-cell office:value-type="string">
            <text:p>P</text:p>
          </table:table-cell>
          <table:table-cell/>
          <table:table-cell office:value-type="string">
            <text:p>June-july</text:p>
          </table:table-cell>
          <table:table-cell office:value-type="string">
            <text:p>September-october</text:p>
          </table:table-cell>
          <table:table-cell office:value-type="string">
            <text:p>35x35</text:p>
          </table:table-cell>
          <table:table-cell office:value-type="string">
            <text:p>common, Bronze; bulb fennel= Romanesco, Zefa Fino</text:p>
          </table:table-cell>
          <table:table-cell office:value-type="string">
            <text:p>FSu</text:p>
          </table:table-cell>
          <table:table-cell/>
          <table:table-cell office:value-type="string">
            <text:p>Greece (35)</text:p>
          </table:table-cell>
        </table:table-row>
        <table:table-row table:style-name="ro1">
          <table:table-cell/>
          <table:table-cell office:value-type="string">
            <text:p>dill</text:p>
          </table:table-cell>
          <table:table-cell office:value-type="string">
            <text:p>Anethum graveolens</text:p>
          </table:table-cell>
          <table:table-cell office:value-type="string">
            <text:p>A</text:p>
          </table:table-cell>
          <table:table-cell/>
          <table:table-cell office:value-type="string">
            <text:p>March-july</text:p>
          </table:table-cell>
          <table:table-cell office:value-type="string">
            <text:p>May-november</text:p>
          </table:table-cell>
          <table:table-cell office:value-type="string">
            <text:p>20x20</text:p>
          </table:table-cell>
          <table:table-cell office:value-type="string">
            <text:p>Domino, Bouquet</text:p>
          </table:table-cell>
          <table:table-cell office:value-type="string">
            <text:p>FSu</text:p>
          </table:table-cell>
          <table:table-cell/>
          <table:table-cell office:value-type="string">
            <text:p>Norway (36)</text:p>
          </table:table-cell>
        </table:table-row>
        <table:table-row table:style-name="ro1">
          <table:table-cell/>
          <table:table-cell office:value-type="string">
            <text:p>parsley (flat-leaved)</text:p>
          </table:table-cell>
          <table:table-cell office:value-type="string">
            <text:p>Petroselinum crispum (Neapolitanum Group)</text:p>
          </table:table-cell>
          <table:table-cell office:value-type="string">
            <text:p>B</text:p>
          </table:table-cell>
          <table:table-cell/>
          <table:table-cell office:value-type="string">
            <text:p>February-july</text:p>
          </table:table-cell>
          <table:table-cell office:value-type="string">
            <text:p>April-september</text:p>
          </table:table-cell>
          <table:table-cell office:value-type="string">
            <text:p>25x25</text:p>
          </table:table-cell>
          <table:table-cell table:number-columns-repeated="3"/>
          <table:table-cell office:value-type="string">
            <text:p>Greece (37)</text:p>
          </table:table-cell>
        </table:table-row>
        <table:table-row table:style-name="ro1">
          <table:table-cell/>
          <table:table-cell office:value-type="string">
            <text:p>coriander</text:p>
          </table:table-cell>
          <table:table-cell office:value-type="string">
            <text:p>Coriandrum sativum</text:p>
          </table:table-cell>
          <table:table-cell table:number-columns-repeated="2"/>
          <table:table-cell office:value-type="string">
            <text:p>March-july</text:p>
          </table:table-cell>
          <table:table-cell office:value-type="string">
            <text:p>may-june</text:p>
          </table:table-cell>
          <table:table-cell office:value-type="string">
            <text:p>25x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ervil</text:p>
          </table:table-cell>
          <table:table-cell office:value-type="string">
            <text:p>Anthriscus cerefolium</text:p>
          </table:table-cell>
          <table:table-cell table:number-columns-repeated="2"/>
          <table:table-cell office:value-type="string">
            <text:p>July-august</text:p>
          </table:table-cell>
          <table:table-cell office:value-type="string">
            <text:p>march (following year)</text:p>
          </table:table-cell>
          <table:table-cell office:value-type="string">
            <text:p>20x20</text:p>
          </table:table-cell>
          <table:table-cell/>
          <table:table-cell office:value-type="string">
            <text:p>F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vage</text:p>
          </table:table-cell>
          <table:table-cell office:value-type="string">
            <text:p>Levisticum officinale</text:p>
          </table:table-cell>
          <table:table-cell office:value-type="string">
            <text:p>P</text:p>
          </table:table-cell>
          <table:table-cell table:number-columns-repeated="7"/>
          <table:table-cell office:value-type="string">
            <text:p>Romani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other</text:p>
          </table:table-cell>
          <table:table-cell office:value-type="string">
            <text:p>endive</text:p>
          </table:table-cell>
          <table:table-cell office:value-type="string">
            <text:p>Cichorium endivia</text:p>
          </table:table-cell>
          <table:table-cell office:value-type="string">
            <text:p>B</text:p>
          </table:table-cell>
          <table:table-cell/>
          <table:table-cell office:value-type="string">
            <text:p>August-september</text:p>
          </table:table-cell>
          <table:table-cell office:value-type="string">
            <text:p>October-april</text:p>
          </table:table-cell>
          <table:table-cell office:value-type="string">
            <text:p>25x25</text:p>
          </table:table-cell>
          <table:table-cell office:value-type="string">
            <text:p>Bubikopf, Frenzy</text:p>
          </table:table-cell>
          <table:table-cell office:value-type="string">
            <text:p>FSu</text:p>
          </table:table-cell>
          <table:table-cell/>
          <table:table-cell office:value-type="string">
            <text:p>Greece (38)</text:p>
          </table:table-cell>
        </table:table-row>
        <table:table-row table:style-name="ro1">
          <table:table-cell/>
          <table:table-cell office:value-type="string">
            <text:p>chicory (radicchio)</text:p>
          </table:table-cell>
          <table:table-cell office:value-type="string">
            <text:p>Cichorium intybus (Radicchio Group)</text:p>
          </table:table-cell>
          <table:table-cell office:value-type="string">
            <text:p>B</text:p>
          </table:table-cell>
          <table:table-cell/>
          <table:table-cell office:value-type="string">
            <text:p>july</text:p>
          </table:table-cell>
          <table:table-cell office:value-type="string">
            <text:p>March-may</text:p>
          </table:table-cell>
          <table:table-cell office:value-type="string">
            <text:p>25x25</text:p>
          </table:table-cell>
          <table:table-cell office:value-type="string">
            <text:p>Palla Rossa</text:p>
          </table:table-cell>
          <table:table-cell office:value-type="string">
            <text:p>FSu</text:p>
          </table:table-cell>
          <table:table-cell/>
          <table:table-cell office:value-type="string">
            <text:p>Italy (39)</text:p>
          </table:table-cell>
        </table:table-row>
        <table:table-row table:style-name="ro1">
          <table:table-cell/>
          <table:table-cell office:value-type="string">
            <text:p>asparagus</text:p>
          </table:table-cell>
          <table:table-cell office:value-type="string">
            <text:p>Asparagus officinalis</text:p>
          </table:table-cell>
          <table:table-cell office:value-type="string">
            <text:p>P</text:p>
          </table:table-cell>
          <table:table-cell office:value-type="string">
            <text:p>D</text:p>
          </table:table-cell>
          <table:table-cell office:value-type="string">
            <text:p>March-july</text:p>
          </table:table-cell>
          <table:table-cell office:value-type="string">
            <text:p>April-june (5 yrs later)</text:p>
          </table:table-cell>
          <table:table-cell office:value-type="string">
            <text:p>60x75</text:p>
          </table:table-cell>
          <table:table-cell office:value-type="string">
            <text:p>Connovers Colossal</text:p>
          </table:table-cell>
          <table:table-cell office:value-type="string">
            <text:p>FSu</text:p>
          </table:table-cell>
          <table:table-cell/>
          <table:table-cell office:value-type="string">
            <text:p>Spain (40)</text:p>
          </table:table-cell>
        </table:table-row>
        <table:table-row table:style-name="ro1">
          <table:table-cell/>
          <table:table-cell office:value-type="string">
            <text:p>garden nasturtium</text:p>
          </table:table-cell>
          <table:table-cell office:value-type="string">
            <text:p>Tropaeolum majus</text:p>
          </table:table-cell>
          <table:table-cell table:number-columns-repeated="5"/>
          <table:table-cell office:value-type="string">
            <text:p>Empress of Indi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orage</text:p>
          </table:table-cell>
          <table:table-cell office:value-type="string">
            <text:p>Borago officinali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otes: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: annual / biennial / perennial ; when marked as A &amp; B, it depends on the cultivar whether it's annual or biennial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2: <text:s/>monoecious / dioecious</text:p>
          </table:table-cell>
          <table:table-cell table:number-columns-repeated="11"/>
        </table:table-row>
        <table:table-row table:style-name="ro1">
          <table:table-cell office:value-type="string">
            <text:p>3: <text:s/>for the plant spacing: the first number means the space (in cm) between the plants, the second number means the space between the rows.</text:p>
          </table:table-cell>
          <table:table-cell table:number-columns-repeated="11"/>
        </table:table-row>
        <table:table-row table:style-name="ro1">
          <table:table-cell office:value-type="string">
            <text:p>4: perennial in zones where winter is mild</text:p>
          </table:table-cell>
          <table:table-cell table:number-columns-repeated="11"/>
        </table:table-row>
        <table:table-row table:style-name="ro1">
          <table:table-cell office:value-type="string">
            <text:p>5: This can be Full Sun (FSu), Partial Sun/Shade (PS), or Full Shade (FSh). </text:p>
          </table:table-cell>
          <table:table-cell table:number-columns-repeated="11"/>
        </table:table-row>
        <table:table-row table:style-name="ro1">
          <table:table-cell office:value-type="string">
            <text:p>6: When standard soil will do (pH of 6,6 to 7,3), loam-based (so with regular drainage) and with regular nutrient-richness, nothing is marked. When there are</text:p>
          </table:table-cell>
          <table:table-cell table:number-columns-repeated="11"/>
        </table:table-row>
        <table:table-row table:style-name="ro1">
          <table:table-cell office:value-type="string">
            <text:p>deviations of this, it is marked.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 office:value-type="string">
            <text:p>References</text:p>
          </table:table-cell>
        </table:table-row>
        <table:table-row table:style-name="ro2">
          <table:table-cell table:style-name="ce1" office:value-type="string">
            <text:p>1: <text:a xlink:href="http://www.vegetablefacts.net/vegetable-history/beetroot-history/">http://www.vegetablefacts.net/vegetable-history/beetroot-history/</text:a></text:p>
          </table:table-cell>
        </table:table-row>
        <table:table-row table:style-name="ro2">
          <table:table-cell office:value-type="string">
            <text:p>2: <text:a xlink:href="http://www.vegetablefacts.net/vegetable-history/beetroot-history/">http://www.vegetablefacts.net/vegetable-history/beetroot-history/</text:a></text:p>
          </table:table-cell>
        </table:table-row>
        <table:table-row table:style-name="ro2">
          <table:table-cell office:value-type="string">
            <text:p>3: <text:a xlink:href="https://en.wikipedia.org/wiki/Spinach">https://en.wikipedia.org/wiki/Spinach</text:a></text:p>
          </table:table-cell>
        </table:table-row>
        <table:table-row table:style-name="ro2">
          <table:table-cell office:value-type="string">
            <text:p>4: <text:a xlink:href="https://en.wikipedia.org/wiki/Onion">https://en.wikipedia.org/wiki/Onion</text:a></text:p>
          </table:table-cell>
        </table:table-row>
        <table:table-row table:style-name="ro2">
          <table:table-cell office:value-type="string">
            <text:p>5: <text:a xlink:href="https://en.wikipedia.org/wiki/Shallot">https://en.wikipedia.org/wiki/Shallot</text:a></text:p>
          </table:table-cell>
        </table:table-row>
        <table:table-row table:style-name="ro2">
          <table:table-cell office:value-type="string">
            <text:p>6: <text:a xlink:href="https://en.wikipedia.org/wiki/Garlic#Origin_and_major_types">https://en.wikipedia.org/wiki/Garlic#Origin_and_major_types</text:a></text:p>
          </table:table-cell>
        </table:table-row>
        <table:table-row table:style-name="ro2">
          <table:table-cell office:value-type="string">
            <text:p>7: <text:a xlink:href="https://en.wikipedia.org/wiki/Allium_ampeloprasum">https://en.wikipedia.org/wiki/Allium_ampeloprasum</text:a></text:p>
          </table:table-cell>
        </table:table-row>
        <table:table-row table:style-name="ro2">
          <table:table-cell office:value-type="string">
            <text:p>8: <text:a xlink:href="https://en.wikipedia.org/wiki/Artichoke">https://en.wikipedia.org/wiki/Artichoke</text:a></text:p>
          </table:table-cell>
        </table:table-row>
        <table:table-row table:style-name="ro2">
          <table:table-cell office:value-type="string">
            <text:p>9: <text:a xlink:href="https://en.wikipedia.org/wiki/Jerusalem_artichoke">https://en.wikipedia.org/wiki/Jerusalem_artichoke</text:a></text:p>
          </table:table-cell>
        </table:table-row>
        <table:table-row table:style-name="ro2">
          <table:table-cell office:value-type="string">
            <text:p>10: <text:a xlink:href="https://en.wikipedia.org/wiki/Tragopogon_porrifolius">https://en.wikipedia.org/wiki/Tragopogon_porrifolius</text:a></text:p>
          </table:table-cell>
        </table:table-row>
        <table:table-row table:style-name="ro2">
          <table:table-cell office:value-type="string">
            <text:p>11: <text:a xlink:href="https://en.wikipedia.org/wiki/Scorzonera_hispanica">https://en.wikipedia.org/wiki/Scorzonera_hispanica</text:a></text:p>
          </table:table-cell>
        </table:table-row>
        <table:table-row table:style-name="ro2">
          <table:table-cell office:value-type="string">
            <text:p>12: <text:a xlink:href="https://en.wikipedia.org/wiki/Radish">https://en.wikipedia.org/wiki/Radish</text:a></text:p>
          </table:table-cell>
        </table:table-row>
        <table:table-row table:style-name="ro2">
          <table:table-cell office:value-type="string">
            <text:p>13: <text:a xlink:href="https://en.wikipedia.org/wiki/Mizuna">https://en.wikipedia.org/wiki/Mizuna</text:a></text:p>
          </table:table-cell>
        </table:table-row>
        <table:table-row table:style-name="ro2">
          <table:table-cell office:value-type="string">
            <text:p>14: <text:a xlink:href="http://www.inspection.gc.ca/plants/plants-with-novel-traits/applicants/directive-94-08/biology-documents/brassica-juncea/eng/1330727837568/1330727899677">http://www.inspection.gc.ca/plants/plants-with-novel-traits/applicants/directive-94-08/biology-documents/brassica-juncea/eng/1330727837568/1330727899677</text:a></text:p>
          </table:table-cell>
        </table:table-row>
        <table:table-row table:style-name="ro2">
          <table:table-cell office:value-type="string">
            <text:p>15: <text:a xlink:href="https://en.wikipedia.org/wiki/Bok_choy">https://en.wikipedia.org/wiki/Bok_choy</text:a></text:p>
          </table:table-cell>
        </table:table-row>
        <table:table-row table:style-name="ro2">
          <table:table-cell office:value-type="string">
            <text:p>16: <text:a xlink:href="https://en.wikipedia.org/wiki/Eruca_sativa">https://en.wikipedia.org/wiki/Eruca_sativa</text:a></text:p>
          </table:table-cell>
        </table:table-row>
        <table:table-row table:style-name="ro2">
          <table:table-cell office:value-type="string">
            <text:p>17: <text:a xlink:href="https://en.wikipedia.org/wiki/Kale">https://en.wikipedia.org/wiki/Kale</text:a></text:p>
          </table:table-cell>
        </table:table-row>
        <table:table-row table:style-name="ro2">
          <table:table-cell office:value-type="string">
            <text:p>18: <text:a xlink:href="https://en.wikipedia.org/wiki/Barbarea_verna">https://en.wikipedia.org/wiki/Barbarea_verna</text:a></text:p>
          </table:table-cell>
        </table:table-row>
        <table:table-row table:style-name="ro2">
          <table:table-cell office:value-type="string">
            <text:p>19: <text:a xlink:href="https://en.wikipedia.org/wiki/Cabbage">https://en.wikipedia.org/wiki/Cabbage</text:a></text:p>
          </table:table-cell>
        </table:table-row>
        <table:table-row table:style-name="ro2">
          <table:table-cell office:value-type="string">
            <text:p>20: <text:a xlink:href="https://en.wikipedia.org/wiki/Brussels_sprout">https://en.wikipedia.org/wiki/Brussels_sprout</text:a></text:p>
          </table:table-cell>
        </table:table-row>
        <table:table-row table:style-name="ro2">
          <table:table-cell office:value-type="string">
            <text:p>21: <text:a xlink:href="https://en.wikipedia.org/wiki/Turnip">https://en.wikipedia.org/wiki/Turnip</text:a></text:p>
          </table:table-cell>
        </table:table-row>
        <table:table-row table:style-name="ro2">
          <table:table-cell office:value-type="string">
            <text:p>22: <text:a xlink:href="https://en.wikipedia.org/wiki/Rutabaga">https://en.wikipedia.org/wiki/Rutabaga</text:a></text:p>
          </table:table-cell>
        </table:table-row>
        <table:table-row table:style-name="ro2">
          <table:table-cell office:value-type="string">
            <text:p>23: <text:a xlink:href="https://en.wikipedia.org/wiki/Broccoli">https://en.wikipedia.org/wiki/Broccoli</text:a></text:p>
          </table:table-cell>
        </table:table-row>
        <table:table-row table:style-name="ro2">
          <table:table-cell office:value-type="string">
            <text:p>24: <text:a xlink:href="https://en.wikipedia.org/wiki/Kohlrabi">https://en.wikipedia.org/wiki/Kohlrabi</text:a></text:p>
          </table:table-cell>
        </table:table-row>
        <table:table-row table:style-name="ro2">
          <table:table-cell office:value-type="string">
            <text:p>25: <text:a xlink:href="https://en.wikipedia.org/wiki/Cauliflower">https://en.wikipedia.org/wiki/Cauliflower</text:a></text:p>
          </table:table-cell>
        </table:table-row>
        <table:table-row table:style-name="ro2">
          <table:table-cell office:value-type="string">
            <text:p>26: <text:a xlink:href="https://en.wikipedia.org/wiki/Cucurbita_maxima">https://en.wikipedia.org/wiki/Cucurbita_maxima</text:a></text:p>
          </table:table-cell>
        </table:table-row>
        <table:table-row table:style-name="ro2">
          <table:table-cell office:value-type="string">
            <text:p>27: <text:a xlink:href="https://en.wikipedia.org/wiki/Vicia_faba">https://en.wikipedia.org/wiki/Vicia_faba</text:a></text:p>
          </table:table-cell>
        </table:table-row>
        <table:table-row table:style-name="ro2">
          <table:table-cell office:value-type="string">
            <text:p>28: <text:a xlink:href="https://genomebiology.biomedcentral.com/articles/10.1186/s13059-017-1190-6">https://genomebiology.biomedcentral.com/articles/10.1186/s13059-017-1190-6</text:a></text:p>
          </table:table-cell>
        </table:table-row>
        <table:table-row table:style-name="ro2">
          <table:table-cell office:value-type="string">
            <text:p>29: <text:a xlink:href="https://en.wikipedia.org/wiki/Pea">https://en.wikipedia.org/wiki/Pea</text:a></text:p>
          </table:table-cell>
        </table:table-row>
        <table:table-row table:style-name="ro2">
          <table:table-cell office:value-type="string">
            <text:p>30: <text:a xlink:href="https://en.wikipedia.org/wiki/Potato">https://en.wikipedia.org/wiki/Potato</text:a></text:p>
          </table:table-cell>
        </table:table-row>
        <table:table-row table:style-name="ro2">
          <table:table-cell office:value-type="string">
            <text:p>31: <text:a xlink:href="https://en.wikipedia.org/wiki/Tomato">https://en.wikipedia.org/wiki/Tomato</text:a></text:p>
          </table:table-cell>
        </table:table-row>
        <table:table-row table:style-name="ro2">
          <table:table-cell office:value-type="string">
            <text:p>32: <text:a xlink:href="https://en.wikipedia.org/wiki/Carrot">https://en.wikipedia.org/wiki/Carrot</text:a></text:p>
          </table:table-cell>
        </table:table-row>
        <table:table-row table:style-name="ro2">
          <table:table-cell office:value-type="string">
            <text:p>33: <text:a xlink:href="https://en.wikipedia.org/wiki/Celery">https://en.wikipedia.org/wiki/Celery</text:a></text:p>
          </table:table-cell>
        </table:table-row>
        <table:table-row table:style-name="ro2">
          <table:table-cell office:value-type="string">
            <text:p>34: <text:a xlink:href="https://en.wikipedia.org/wiki/Parsnip">https://en.wikipedia.org/wiki/Parsnip</text:a></text:p>
          </table:table-cell>
        </table:table-row>
        <table:table-row table:style-name="ro2">
          <table:table-cell office:value-type="string">
            <text:p>35: <text:a xlink:href="https://en.wikipedia.org/wiki/Fennel">https://en.wikipedia.org/wiki/Fennel</text:a></text:p>
          </table:table-cell>
        </table:table-row>
        <table:table-row table:style-name="ro2">
          <table:table-cell office:value-type="string">
            <text:p>36: <text:a xlink:href="https://www.thespruce.com/the-history-of-dill-1807592">https://www.thespruce.com/the-history-of-dill-1807592</text:a></text:p>
          </table:table-cell>
        </table:table-row>
        <table:table-row table:style-name="ro2">
          <table:table-cell office:value-type="string">
            <text:p>37: <text:a xlink:href="http://theepicentre.com/spice/parsley/">http://theepicentre.com/spice/parsley/</text:a></text:p>
          </table:table-cell>
        </table:table-row>
        <table:table-row table:style-name="ro2">
          <table:table-cell office:value-type="string">
            <text:p>38: <text:a xlink:href="https://en.wikipedia.org/wiki/Endive">https://en.wikipedia.org/wiki/Endive</text:a></text:p>
          </table:table-cell>
        </table:table-row>
        <table:table-row table:style-name="ro2">
          <table:table-cell office:value-type="string">
            <text:p>39: <text:a xlink:href="https://en.wikipedia.org/wiki/Radicchio">https://en.wikipedia.org/wiki/Radicchio</text:a></text:p>
          </table:table-cell>
        </table:table-row>
        <table:table-row table:style-name="ro2">
          <table:table-cell office:value-type="string">
            <text:p>40: <text:a xlink:href="https://en.wikipedia.org/wiki/Asparagus">https://en.wikipedia.org/wiki/Asparagus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22/01/2018</text:date>, <text:time>15:1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jens </meta:initial-creator>
    <meta:creation-date>2017-12-22T17:27:25.04</meta:creation-date>
    <meta:generator>OpenOffice/4.1.1$Win32 OpenOffice.org_project/411m6$Build-9775</meta:generator>
    <dc:date>2018-01-22T15:14:08</dc:date>
    <dc:creator>Lutjens </dc:creator>
    <meta:editing-duration>PT12H12M5S</meta:editing-duration>
    <meta:editing-cycles>63</meta:editing-cycles>
    <meta:document-statistic meta:table-count="2" meta:cell-count="665" meta:object-count="0"/>
  </office:meta>
</office:document-meta>
</file>